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style:text-position="super 59%" fo:language="en" fo:country="GB"/>
    </style:style>
    <style:style style:name="T4" style:parent-style-name="DefaultParagraphFont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</office:automatic-styles>
  <office:body>
    <office:text text:use-soft-page-breaks="true">
      <text:p text:style-name="P1">Annabel Trench</text:p>
      <text:p text:style-name="Normal"><text:span text:style-name="T2"><text:s text:c="82"/>May 27</text:span><text:span text:style-name="T3">th</text:span><text:span text:style-name="T4"><text:s/></text:span></text:p>
      <text:p text:style-name="P5">Dear Mr. Wolf.</text:p>
      <text:p text:style-name="P6"><text:s text:c="12"/>I was sad not to have been<text:s/></text:p>
      <text:p text:style-name="P7">over to say good – bye to you personally</text:p>
      <text:p text:style-name="P8">before leaving Chatto’s (maybe), so this is<text:s/></text:p>
      <text:p text:style-name="P9">just to say how very much I enjoyed</text:p>
      <text:p text:style-name="P10">working for you during my time<text:s/></text:p>
      <text:p text:style-name="P11">at the office. I am sorry that I wasn’t<text:s/></text:p>
      <text:p text:style-name="P12">able to stay and see the last volume</text:p>
      <text:p text:style-name="P13">of your autobiography through to pub-</text:p>
      <text:p text:style-name="P14">lication.<text:s/></text:p>
      <text:p text:style-name="P15"><text:s text:c="11"/>I am about to start a<text:s/></text:p>
      <text:p text:style-name="P16">part – time job for one of the Observer<text:s/></text:p>
      <text:p text:style-name="P17">editors, Colin Legun, who you probably</text:p>
      <text:p text:style-name="P18">know is the Middle East and Africa<text:s/></text:p>
      <text:p text:style-name="P19">counterpart for the papers: Hewarth<text:s/></text:p>
      <text:p text:style-name="Normal"><text:span text:style-name="T20">Sune– are to work at his home (</text:span>unintelligible<text:span text:style-name="T21">)</text:span></text:p>
      <text:p text:style-name="P22">dealing with his non –<text:s/></text:p>
      <text:p text:style-name="P23">newspaper activities. I know that much of<text:s/></text:p>
      <text:p text:style-name="P24">what I have learnet helping with Chatto<text:s/></text:p>
      <text:p text:style-name="P25">and Hewarth works will not be very useful, and</text:p>
      <text:p text:style-name="P26">as I know very little about the subject</text:p>
      <text:p text:style-name="P27">that I shall be dealing with I should be</text:p>
      <text:p text:style-name="P28">constantly learning which I think is a very<text:s/></text:p>
      <text:p text:style-name="P29">good thing.<text:s/></text:p>
      <text:p text:style-name="Normal"><text:span text:style-name="T30"><text:s text:c="11"/>Please do not (</text:span>unintelligible<text:span text:style-name="T31">) bother to answer</text:span></text:p>
      <text:p text:style-name="P32">this. I am sure you have lot of<text:s/></text:p>
      <text:p text:style-name="P33">other letters to reply to.<text:s/></text:p>
      <text:p text:style-name="P34"><text:s text:c="11"/>I do hope you are getting very<text:s/></text:p>
      <text:p text:style-name="P35">much better and enjoying what sun<text:s/></text:p>
      <text:soft-page-break/>
      <text:p text:style-name="P36">you may be having in Sussex. It’s<text:s/></text:p>
      <text:p text:style-name="P37">rainy and sunny less alternatively.</text:p>
      <text:p text:style-name="P38"><text:s text:c="17"/>With all best wishes,<text:s/></text:p>
      <text:p text:style-name="P39"><text:s text:c="28"/>Yours sincerely</text:p>
      <text:p text:style-name="P40"><text:s text:c="45"/>Annabel</text:p>
      <text:p text:style-name="P4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oe Georgiadi</meta:initial-creator>
    <dc:creator>Zoe Georgiadi</dc:creator>
    <meta:creation-date>2025-10-07T16:53:00Z</meta:creation-date>
    <dc:date>2025-10-07T16:56:00Z</dc:date>
    <meta:template xlink:href="Normal" xlink:type="simple"/>
    <meta:editing-cycles>1</meta:editing-cycles>
    <meta:editing-duration>PT0S</meta:editing-duration>
    <meta:document-statistic meta:page-count="2" meta:paragraph-count="2" meta:word-count="205" meta:character-count="1377" meta:row-count="9" meta:non-whitespace-character-count="1174"/>
  </office:meta>
</office:document-meta>
</file>